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yt-cheltenham" svg:font-family="nyt-cheltenham, Georgia,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7420"/>
    </style:style>
    <style:style style:name="P2" style:family="paragraph" style:parent-style-name="Standard">
      <style:text-properties officeooo:paragraph-rsid="0028ca6b"/>
    </style:style>
    <style:style style:name="P3" style:family="paragraph" style:parent-style-name="Standard">
      <style:text-properties officeooo:rsid="001b7420" officeooo:paragraph-rsid="001b7420"/>
    </style:style>
    <style:style style:name="T1" style:family="text">
      <style:text-properties officeooo:rsid="001ed0ea"/>
    </style:style>
    <style:style style:name="T2" style:family="text">
      <style:text-properties officeooo:rsid="00220c5f"/>
    </style:style>
    <style:style style:name="T3" style:family="text">
      <style:text-properties officeooo:rsid="0023bb32"/>
    </style:style>
    <style:style style:name="T4" style:family="text">
      <style:text-properties officeooo:rsid="00254072"/>
    </style:style>
    <style:style style:name="T5" style:family="text">
      <style:text-properties officeooo:rsid="00266154"/>
    </style:style>
    <style:style style:name="T6" style:family="text">
      <style:text-properties fo:font-variant="normal" fo:text-transform="none" fo:color="#000000" style:font-name="Liberation Serif" fo:font-size="12pt" fo:letter-spacing="normal" fo:font-style="normal" fo:font-weight="normal"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28ca6b"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266154"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29034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2af31c" style:font-size-asian="12pt" style:font-size-complex="12pt"/>
    </style:style>
    <style:style style:name="T11" style:family="text">
      <style:text-properties style:font-name="Liberation Sans" fo:font-size="12pt" officeooo:rsid="00266154" style:font-size-asian="12pt" style:font-size-complex="12pt"/>
    </style:style>
    <style:style style:name="T12" style:family="text">
      <style:text-properties style:font-name="Liberation Serif" fo:font-size="12pt" officeooo:rsid="00266154"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ig data is not in itself a driver of inequalities. Rather, it’s the manner of using it that can increase inequalities. A bit like any technology, by the way. The use of big data in physics or climatology, for exemple, makes possible to gather data to then be able to interpret them. If, in natural sciences, the results are objective and don’t allow various interpretations, that’s not the same for sociology or any other social science where your interpretation of the data is relatively subjective. In my opinion, that’s where the real question is. </text:p>
      <text:p text:style-name="P1"/>
      <text:p text:style-name="P1">That being said, if we consider data studying with big data is a source of inequality, this is not <text:span text:style-name="T3">totaly </text:span>wrong. At least the way <text:span text:style-name="T4">of how we studying can be very different and could create inequalities in some cases</text:span>. <text:span text:style-name="T1">The studying of people behaviour is very interesting and can provide a better understanding of social behavior. This is how many researchers work in these fields. The data generated are completely anonymous and don’t make it possible to target specific individuals. </text:span></text:p>
      <text:p text:style-name="P1"><text:span text:style-name="T2">D</text:span>espite this, some companies, or states, instead, use this data to target individuals <text:span text:style-name="T2">and that’s how, in my opinion, inequalities could be generated.</text:span></text:p>
      <text:p text:style-name="P1"/>
      <text:p text:style-name="P2">Humans have always tended to put their peers in well-defined classes. <text:span text:style-name="T5">Today, the real probleme is that with all our technologies, we are able to put everyone in a box even before a person has done anything. Be able to know if someone is rich, poor, his gender give a liberticidal power to people holding these informations.</text:span></text:p>
      <text:p text:style-name="P2"/>
      <text:p text:style-name="P2"><text:span text:style-name="T5">To come back to the notion of big data spreading inequality and try to conclude, I think what I just said and the purpose of the New York Times articles</text:span><text:span text:style-name="T11"> </text:span><text:span text:style-name="T12">(</text:span><text:span text:style-name="T6">The Dangers of High-Tech Profiling, Using Big Data</text:span><text:span text:style-name="T7">)</text:span><text:span text:style-name="T8">, sums up what I said in the introduction. </text:span><text:span text:style-name="T9">The huge problem is what we find acceptable to know about others. </text:span><text:span text:style-name="T10">A tech’ is never, in itself, something destructive or discriminating. It’s always the manner of how we use it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yt-cheltenham" svg:font-family="nyt-cheltenham, Georgia,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1T14:55:50.616000000</meta:creation-date>
    <meta:generator>LibreOffice/6.3.2.2$Windows_X86_64 LibreOffice_project/98b30e735bda24bc04ab42594c85f7fd8be07b9c</meta:generator>
    <dc:date>2020-11-01T16:08:08.511000000</dc:date>
    <meta:editing-duration>PT53M57S</meta:editing-duration>
    <meta:editing-cycles>19</meta:editing-cycles>
    <meta:document-statistic meta:table-count="0" meta:image-count="0" meta:object-count="0" meta:page-count="1" meta:paragraph-count="5" meta:word-count="333" meta:character-count="1931" meta:non-whitespace-character-count="1601"/>
  </office:meta>
</office:document-meta>
</file>